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1_01_0.1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2_02_0.2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1_01_0.1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2_02_0.2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MISH_MISH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MISH_MISH_MISH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MISH_MISH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MISH_MISH_MISH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LeRELU_LeRELU;MSELoss;AdamW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LeRELU_LeRELU_LeRELU;MSELoss;AdamW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W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W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LeRELU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L1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L1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SOFTMAX;L=20_2_1;DROP=0.0_0.0_0.0;X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SOFTMAX;L=256_128_64_1;DROP=0.5_05_0.5_0.0;X_LeRELU_LeRELU_LeRELU;MSELoss;ADAMAX=0.1;wd=0.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1_01_0.1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1_01_0.1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PCA_mle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PCA_mle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13 Sheet1.F38:Sheet1.F39 Sheet1.F60:Sheet1.F63 Sheet1.F65:Sheet1.F67 Sheet1.F69:Sheet1.F70 Sheet1.F73:Sheet1.F73 Sheet1.F42:Sheet1.F43 Sheet1.F75:Sheet1.F76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14">
      <number:month number:textual="true"/>
      <number:text>-</number:text>
      <number:year/>
    </number:date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16:20:39.083000000</dc:date>
    <meta:editing-duration>P2DT11H41M46S</meta:editing-duration>
    <meta:editing-cycles>216</meta:editing-cycles>
    <meta:document-statistic meta:table-count="1" meta:cell-count="532" meta:object-count="0"/>
  </office:meta>
</office:document-meta>
</file>